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1.8cm" svg:x="7.8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17.5cm" svg:height="2cm" svg:x="2cm" svg:y="2.9cm">
          <text:p text:style-name="P1">Output “Please enter the length of your garden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6.799cm" svg:height="2cm" svg:x="6.901cm" svg:y="5cm">
          <text:p text:style-name="P1">Input Lengt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17.5cm" svg:height="2cm" svg:x="2.001cm" svg:y="7.101cm">
          <text:p text:style-name="P1">Output “Please enter the width of your garden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6.899cm" svg:height="2cm" svg:x="6.301cm" svg:y="9.2cm">
          <text:p text:style-name="P1">Input width <text:s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7cm" svg:height="1.5cm" svg:x="5.8cm" svg:y="11.3cm">
          <text:p text:style-name="P1">Area ← Length x wid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7.5cm" svg:height="2cm" svg:x="1.302cm" svg:y="12.902cm">
          <text:p text:style-name="P1">Output “The area of your garden is”, area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7cm" svg:height="1.5cm" svg:x="5.801cm" svg:y="15.001cm">
          <text:p text:style-name="P1">Cost ← area x 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cm" svg:height="1.5cm" svg:x="5.801cm" svg:y="11.301cm">
          <text:p text:style-name="P1">Area ← Length x wid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7.5cm" svg:height="2cm" svg:x="1.303cm" svg:y="16.603cm">
          <text:p text:style-name="P1">Output “The cost to turf your garden is, cost.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5.6cm" svg:height="1.8cm" svg:x="7.801cm" svg:y="18.80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14:20:11.297000000</meta:creation-date>
    <dc:date>2014-09-19T14:28:58.913000000</dc:date>
    <meta:editing-duration>P0D</meta:editing-duration>
    <meta:editing-cycles>1</meta:editing-cycles>
    <meta:document-statistic meta:object-count="11"/>
    <meta:generator>LibreOffice/4.2.5.2$Windows_x86 LibreOffice_project/61cb170a04bb1f12e77c884eab9192be736ec5f5</meta:generator>
  </office:meta>
</office:document-meta>
</file>